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0000ff" draw:fill="none" draw:fill-color="#ffffff" draw:textarea-horizontal-align="left" draw:auto-grow-height="true" draw:auto-grow-width="true" fo:min-height="0.416cm" fo:min-width="0cm"/>
    </style:style>
    <style:style style:name="gr5" style:family="graphic" style:parent-style-name="standard">
      <style:graphic-properties draw:stroke="dash" draw:stroke-dash="Ultrafine_20_Dashed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color="#0000ff" draw:fill="none" draw:fill-color="#ffffff" draw:textarea-horizontal-align="left" draw:auto-grow-height="true" draw:auto-grow-width="true" fo:min-height="1.12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2_20_Dots_20_3_20_Dashes"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_20__28_var_29_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0000ff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ff0000" fo:font-size="14pt" style:font-size-asian="14pt" style:font-size-complex="14pt"/>
    </style:style>
    <style:style style:name="P7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color="#ff0000"/>
    </style:style>
    <style:style style:name="P9" style:family="paragraph">
      <style:text-properties fo:color="#008000" fo:font-size="14pt" style:font-size-asian="14pt" style:font-size-complex="14pt"/>
    </style:style>
    <style:style style:name="P10" style:family="paragraph">
      <style:text-properties fo:color="#0000ff"/>
    </style:style>
    <style:style style:name="P11" style:family="paragraph">
      <style:text-properties fo:color="#0000ff"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0000" fo:font-size="14pt" style:font-size-asian="14pt" style:font-size-complex="14pt"/>
    </style:style>
    <style:style style:name="T6" style:family="text">
      <style:text-properties fo:color="#ff0000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9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549cm" svg:x2="2cm" svg:y2="0.949cm">
          <text:p/>
        </draw:line>
        <draw:line draw:style-name="gr2" draw:text-style-name="P1" draw:layer="layout" svg:x1="2cm" svg:y1="19.549cm" svg:x2="26.8cm" svg:y2="19.549cm">
          <text:p/>
        </draw:line>
        <draw:frame draw:style-name="gr3" draw:text-style-name="P2" draw:layer="layout" svg:width="0.934cm" svg:height="1.038cm" svg:x="0.8cm" svg:y="1.187cm">
          <draw:text-box>
            <text:p><text:span text:style-name="T1">T</text:span></text:p>
          </draw:text-box>
        </draw:frame>
        <draw:frame draw:style-name="gr3" draw:text-style-name="P2" draw:layer="layout" svg:width="0.972cm" svg:height="1.038cm" svg:x="25.441cm" svg:y="19.787cm">
          <draw:text-box>
            <text:p><text:span text:style-name="T1">S</text:span></text:p>
          </draw:text-box>
        </draw:frame>
        <draw:frame draw:style-name="gr3" draw:text-style-name="P3" draw:layer="layout" svg:width="5.459cm" svg:height="0.878cm" draw:transform="rotate (0.99431407486117) translate (2.57cm 18.306cm)">
          <draw:text-box>
            <text:p><text:span text:style-name="T2">Saturated liquid line</text:span></text:p>
          </draw:text-box>
        </draw:frame>
        <draw:frame draw:style-name="gr4" draw:text-style-name="P4" draw:layer="layout" svg:width="3.144cm" svg:height="0.806cm" draw:transform="rotate (0.0232128790515246) translate (2.438cm 7.394cm)">
          <draw:text-box>
            <text:p><text:span text:style-name="T3">Liquid area</text:span></text:p>
          </draw:text-box>
        </draw:frame>
        <draw:frame draw:style-name="gr5" draw:text-style-name="P5" draw:layer="layout" svg:width="5.303cm" svg:height="0.878cm" svg:x="9.3cm" svg:y="12.6cm">
          <draw:text-box>
            <text:p text:style-name="P1"><text:span text:style-name="T4">Two-Phase region</text:span></text:p>
          </draw:text-box>
        </draw:frame>
        <draw:line draw:style-name="gr6" draw:text-style-name="P1" draw:layer="layout" svg:x1="8.2cm" svg:y1="11cm" svg:x2="18.4cm" svg:y2="10.951cm">
          <text:p/>
        </draw:line>
        <draw:frame draw:style-name="gr3" draw:text-style-name="P6" draw:layer="layout" svg:width="5.472cm" svg:height="0.806cm" svg:x="11.2cm" svg:y="10.022cm">
          <draw:text-box>
            <text:p><text:span text:style-name="T5">Constant pressure line</text:span></text:p>
          </draw:text-box>
        </draw:frame>
        <draw:path draw:style-name="gr7" draw:text-style-name="P1" draw:layer="layout" svg:width="23.054cm" svg:height="14.153cm" draw:transform="skewX (0.718377520120866) rotate (1.11020393719359) translate (3.4cm 19.585cm)" svg:viewBox="0 0 23055 14154" svg:d="m0 0c35543 4 19396 14154 19396 14154">
          <text:p/>
        </draw:path>
        <draw:frame draw:style-name="gr8" draw:text-style-name="P7" draw:layer="layout" svg:width="5.557cm" svg:height="1.374cm" draw:transform="rotate (0.00488692190558412) translate (21.2cm 9.914cm)">
          <draw:text-box>
            <text:p text:style-name="P1"><text:span text:style-name="T3">Vapour area</text:span></text:p>
            <text:p text:style-name="P1"><text:span text:style-name="T3">(superheated vapour)</text:span></text:p>
          </draw:text-box>
        </draw:frame>
        <draw:frame draw:style-name="gr3" draw:text-style-name="P3" draw:layer="layout" svg:width="5.861cm" svg:height="0.878cm" draw:transform="rotate (-1.477246678888) translate (19.774cm 13.121cm)">
          <draw:text-box>
            <text:p><text:span text:style-name="T2">Saturated vapour line</text:span></text:p>
          </draw:text-box>
        </draw:frame>
        <draw:frame draw:style-name="gr5" draw:text-style-name="P7" draw:layer="layout" svg:width="3.647cm" svg:height="1.361cm" svg:x="14.5cm" svg:y="2.1cm">
          <draw:text-box>
            <text:p text:style-name="P1"><text:span text:style-name="T3">Supercritical </text:span></text:p>
            <text:p text:style-name="P1"><text:span text:style-name="T3">zone</text:span></text:p>
          </draw:text-box>
        </draw:frame>
        <draw:frame draw:style-name="gr9" draw:text-style-name="P8" draw:layer="layout" svg:width="0.959cm" svg:height="1.049cm" svg:x="14.2cm" svg:y="4.2cm">
          <draw:text-box>
            <text:p><text:span text:style-name="T6">C</text:span></text:p>
          </draw:text-box>
        </draw:frame>
        <draw:custom-shape draw:style-name="gr10" draw:text-style-name="P1" draw:layer="layout" svg:width="0.4cm" svg:height="0.4cm" svg:x="14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cm" svg:y1="11.2cm" svg:x2="2.2cm" svg:y2="17.1cm">
          <text:p/>
        </draw:line>
        <draw:path draw:style-name="gr6" draw:text-style-name="P1" draw:layer="layout" svg:width="7.864cm" svg:height="5.45cm" draw:transform="skewX (-4.34467605200272E-017) rotate (0.365122879517214) translate (16.4536133199558cm 5.85925098226092cm)" svg:viewBox="0 0 7865 5451" svg:d="m0 5451c3640 0 7865-5451 7865-5451">
          <text:p/>
        </draw:path>
        <draw:line draw:style-name="gr11" draw:text-style-name="P1" draw:layer="layout" svg:x1="2.3cm" svg:y1="19cm" svg:x2="3.7cm" svg:y2="19cm">
          <text:p/>
        </draw:line>
        <draw:path draw:style-name="gr11" draw:text-style-name="P1" draw:layer="layout" svg:width="15.529cm" svg:height="0.9cm" draw:transform="rotate (0.199840199353351) translate (3.7cm 19cm)" svg:viewBox="0 0 15530 901" svg:d="m0 0c8060 0 15530 901 15530 901">
          <text:p/>
        </draw:path>
        <draw:path draw:style-name="gr11" draw:text-style-name="P1" draw:layer="layout" svg:width="9.909cm" svg:height="11.311cm" draw:transform="skewX (-0.149574716895914) rotate (0.447676953136546) translate (12.6666583793802cm 7.3407295445048cm)" svg:viewBox="0 0 9910 11312" svg:d="m0 11312c2773 0 9910-11312 9910-11312">
          <text:p/>
        </draw:path>
        <draw:frame draw:style-name="gr3" draw:text-style-name="P9" draw:layer="layout" svg:width="6.886cm" svg:height="0.802cm" draw:transform="rotate (0.0928515162060983) translate (9.191cm 18.043cm)">
          <draw:text-box>
            <text:p text:style-name="P9">Constant specific volume line</text:p>
          </draw:text-box>
        </draw:frame>
        <draw:path draw:style-name="gr12" draw:text-style-name="P1" draw:layer="layout" svg:width="8.02cm" svg:height="1.873cm" draw:transform="rotate (1.94656571474928) translate (16.4cm 19.549cm)" svg:viewBox="0 0 8021 1874" svg:d="m0 0c3815 0 8021 1874 8021 1874">
          <text:p/>
        </draw:path>
        <draw:path draw:style-name="gr12" draw:text-style-name="P1" draw:layer="layout" svg:width="5.751cm" svg:height="1.819cm" draw:transform="rotate (1.36083321777998) translate (13.4098891162947cm 11.0206514678497cm)" svg:viewBox="0 0 5752 1820" svg:d="m0 1820c3885 0 5752-1624 5710-1820l42 196">
          <text:p/>
        </draw:path>
        <draw:path draw:style-name="gr12" draw:text-style-name="P1" draw:layer="layout" svg:width="6.35cm" svg:height="4.818cm" draw:transform="rotate (-0.857480261504814) translate (22.0443479444966cm 7.79750524428238cm)" svg:viewBox="0 0 6351 4819" svg:d="m0 4819c2445 0 6351-4819 6351-4819">
          <text:p/>
        </draw:path>
        <draw:frame draw:style-name="gr3" draw:text-style-name="P11" draw:layer="layout" svg:width="5.417cm" svg:height="0.806cm" svg:x="21.2cm" svg:y="12.822cm">
          <draw:text-box>
            <text:p text:style-name="P10"><text:span text:style-name="T7">Constant enthalpy line</text:span></text:p>
          </draw:text-box>
        </draw:frame>
        <draw:frame draw:style-name="gr3" draw:text-style-name="P11" draw:layer="layout" svg:width="5.417cm" svg:height="0.806cm" draw:transform="rotate (-1.4480996803797) translate (15.971cm 11.497cm)">
          <draw:text-box>
            <text:p text:style-name="P10"><text:span text:style-name="T7">Constant enthalpy line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1T17:12:53</meta:creation-date>
    <dc:date>2014-12-25T12:43:21</dc:date>
    <dc:creator>Jeff Gomes</dc:creator>
    <meta:editing-duration>PT17H44S</meta:editing-duration>
    <meta:editing-cycles>4</meta:editing-cycles>
    <meta:generator>LibreOffice/3.5$Linux_X86_64 LibreOffice_project/350m1$Build-2</meta:generator>
    <meta:document-statistic meta:object-count="50"/>
  </office:meta>
</office:document-meta>
</file>